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ed" svg:font-family="Red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7b37" officeooo:paragraph-rsid="00177b37"/>
    </style:style>
    <style:style style:name="P2" style:family="paragraph" style:parent-style-name="Standard">
      <style:text-properties officeooo:rsid="00184df5" officeooo:paragraph-rsid="00184df5"/>
    </style:style>
    <style:style style:name="P3" style:family="paragraph" style:parent-style-name="Standard">
      <style:text-properties officeooo:rsid="0019c15b" officeooo:paragraph-rsid="0019c15b"/>
    </style:style>
    <style:style style:name="P4" style:family="paragraph" style:parent-style-name="Standard">
      <style:text-properties officeooo:rsid="0019c15b" officeooo:paragraph-rsid="001c98fb"/>
    </style:style>
    <style:style style:name="P5" style:family="paragraph" style:parent-style-name="Standard">
      <style:text-properties officeooo:rsid="0019c15b" officeooo:paragraph-rsid="00184df5"/>
    </style:style>
    <style:style style:name="P6" style:family="paragraph" style:parent-style-name="Standard">
      <style:text-properties officeooo:rsid="001c98fb" officeooo:paragraph-rsid="001c98fb"/>
    </style:style>
    <style:style style:name="P7" style:family="paragraph" style:parent-style-name="Standard">
      <style:text-properties officeooo:rsid="00184df5" officeooo:paragraph-rsid="00184df5"/>
    </style:style>
    <style:style style:name="P8" style:family="paragraph" style:parent-style-name="Standard">
      <style:text-properties officeooo:rsid="00184df5" officeooo:paragraph-rsid="0019c15b"/>
    </style:style>
    <style:style style:name="P9" style:family="paragraph" style:parent-style-name="Standard">
      <style:text-properties officeooo:rsid="001d99e1" officeooo:paragraph-rsid="00184df5"/>
    </style:style>
    <style:style style:name="T1" style:family="text">
      <style:text-properties officeooo:rsid="0019c15b"/>
    </style:style>
    <style:style style:name="T2" style:family="text">
      <style:text-properties officeooo:rsid="001b0221"/>
    </style:style>
    <style:style style:name="T3" style:family="text">
      <style:text-properties officeooo:rsid="001c98fb"/>
    </style:style>
    <style:style style:name="T4" style:family="text">
      <style:text-properties officeooo:rsid="001ccc78"/>
    </style:style>
    <style:style style:name="T5" style:family="text">
      <style:text-properties officeooo:rsid="001d99e1"/>
    </style:style>
    <style:style style:name="T6" style:family="text">
      <style:text-properties officeooo:rsid="001dc6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apa 1 y 2<text:span text:style-name="T6">aa</text:span></text:p>
      <text:p text:style-name="P1"/>
      <text:p text:style-name="P1">Boceto redaccion:</text:p>
      <text:p text:style-name="P1"/>
      <text:p text:style-name="P2">¿Quien soy?</text:p>
      <text:p text:style-name="P2"/>
      <text:p text:style-name="P8">Hola! Soy ignacio helo, actualmente cursando la carrera de inf<text:span text:style-name="T1">or</text:span>matica en la universidad de la serena y ademas un fuerte entuciasta en el desarrollo web, <text:s/><text:span text:style-name="T1">ofrezco diversos servicios para ayudar a potenciar su empresa o un pequeño negocio. </text:span></text:p>
      <text:p text:style-name="P5"/>
      <text:p text:style-name="P6">¿Que ofresco?</text:p>
      <text:p text:style-name="P6"/>
      <text:p text:style-name="P6">Principalmente aplicaciones web, <text:span text:style-name="T5">me especializo tanto en Back-end como el Front-end, puedo crear una aplicacion web acorde a sus necesidades, la cual es esencial </text:span><text:s/>para dar a conocer su negocio y para ofrecer funciones tanto para usted como para el <text:s/>usario, ademas ofresco una base de datos <text:s/>del cual podra subir informacion y realizar calculos, como ventas, compras, clientes, etc.</text:p>
      <text:p text:style-name="P6">La <text:span text:style-name="T4">imagen</text:span> que todo negocio necesita :) </text:p>
      <text:p text:style-name="P3"/>
      <text:p text:style-name="P2"><text:s/>Contactos</text:p>
      <text:p text:style-name="P2"/>
      <text:p text:style-name="P2"><text:a xlink:type="simple" xlink:href="mailto:helopython123@gmail.com" text:style-name="Internet_20_link" text:visited-style-name="Visited_20_Internet_20_Link">helopython123@gmail.com</text:a></text:p>
      <text:p text:style-name="P2">Intagram</text:p>
      <text:p text:style-name="P2">Numero</text:p>
      <text:p text:style-name="P2"/>
      <text:p text:style-name="P2">Tecnologias que domino:</text:p>
      <text:p text:style-name="P2"/>
      <text:p text:style-name="P2">-<text:span text:style-name="T3">Python</text:span></text:p>
      <text:p text:style-name="P2">-<text:span text:style-name="T3">Sql</text:span></text:p>
      <text:p text:style-name="P2">-<text:span text:style-name="T3">Html</text:span></text:p>
      <text:p text:style-name="P2">-<text:span text:style-name="T3">Css</text:span></text:p>
      <text:p text:style-name="P9"/>
      <text:p text:style-name="P2"/>
      <text:p text:style-name="P2">Portafolio</text:p>
      <text:p text:style-name="P2"/>
      <text:p text:style-name="P2">-Ajedres</text:p>
      <text:p text:style-name="P2"/>
      <text:p text:style-name="P6">For the future…</text:p>
      <text:p text:style-name="P6"/>
      <text:p text:style-name="P4">¿Porque es importante tener una aplicacion web y en que se diferencia de una pagina web?</text:p>
      <text:p text:style-name="P4"/>
      <text:p text:style-name="P4">Una aplicacion web se diferencia de una pagina web en lo que son las funcionalidades, una aplicacion web aparte de darle el toque estetico y la imagen que su negocio necesita, esta aplicacion web podria por ejemplo calcular costos por usted o tener un sistema de “Log in” o se le puede implementar una base de datos, mientras que al mismo tiempo brinda una interfaz amigable tanto para usted como para el usario tal como una pagina web.</text:p>
      <text:p text:style-name="P4"/>
      <text:p text:style-name="P4">En sintesis: Una pagina web tiene netamente un valor estetico mientras que una aplicacion web ofrece ademas de lo visual, funciones</text:p>
      <text:p text:style-name="P4"/>
      <text:p text:style-name="P4">¿Que ofresco?</text:p>
      <text:p text:style-name="P4"><text:soft-page-break/></text:p>
      <text:p text:style-name="P4">Ofrezco ambos servicios, tanto de la pagina web o si desea una aplicacion web con una bb.dd incluida, soy un desarrollador Full-stack, ofresco tanto el Front-end (Lado del usario), como el Back-end(Lado del servidor), tambien le ofrezco la autonomia de su propio servidor y ademas las herramientas para modificarlo en un futuro <text:span text:style-name="T2">e incluso mantenimiento</text:span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ferentes: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ed" svg:font-family="Red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15:29:08.230447494</meta:creation-date>
    <meta:editing-duration>PT6M17S</meta:editing-duration>
    <meta:editing-cycles>4</meta:editing-cycles>
    <meta:generator>LibreOffice/6.4.5.2$Linux_X86_64 LibreOffice_project/40$Build-2</meta:generator>
    <dc:date>2020-07-22T13:35:07.258132988</dc:date>
    <meta:document-statistic meta:table-count="0" meta:image-count="0" meta:object-count="0" meta:page-count="2" meta:paragraph-count="25" meta:word-count="304" meta:character-count="1866" meta:non-whitespace-character-count="1580"/>
  </office:meta>
</office:document-meta>
</file>